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154.01mm"/>
    </style:style>
    <style:style style:name="co3" style:family="table-column">
      <style:table-column-properties fo:break-before="auto" style:column-width="28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22:Sheet1.A22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1"/>
        <table:table-column table:style-name="co1" table:number-columns-repeated="1020" table:default-cell-style-name="ce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et back</text:p>
          </table:table-cell>
          <table:table-cell table:number-columns-repeated="1020"/>
        </table:table-row>
        <table:table-row table:style-name="ro1">
          <table:table-cell office:value-type="date" office:date-value="2017-06-26" calcext:value-type="date">
            <text:p>26/06/17</text:p>
          </table:table-cell>
          <table:table-cell office:value-type="string" calcext:value-type="string">
            <text:p>Underestimated complexity of input sourc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week</text:p>
          </table:table-cell>
          <table:table-cell table:number-columns-repeated="1020"/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string" calcext:value-type="string">
            <text:p>Unexpected eve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day</text:p>
          </table:table-cell>
          <table:table-cell table:number-columns-repeated="1020"/>
        </table:table-row>
        <table:table-row table:style-name="ro2">
          <table:table-cell office:value-type="date" office:date-value="2017-07-05" calcext:value-type="date">
            <text:p>05/07/17</text:p>
          </table:table-cell>
          <table:table-cell office:value-type="string" calcext:value-type="string">
            <text:p>Suprise family activit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 days</text:p>
          </table:table-cell>
          <table:table-cell table:number-columns-repeated="1020"/>
        </table:table-row>
        <table:table-row table:style-name="ro2">
          <table:table-cell office:value-type="date" office:date-value="2017-07-09" calcext:value-type="date">
            <text:p>09/07/17</text:p>
          </table:table-cell>
          <table:table-cell office:value-type="string" calcext:value-type="string">
            <text:p>Suprise family tri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days</text:p>
          </table:table-cell>
          <table:table-cell table:number-columns-repeated="1020"/>
        </table:table-row>
        <table:table-row table:style-name="ro2">
          <table:table-cell office:value-type="date" office:date-value="2017-08-01" calcext:value-type="date">
            <text:p>01/08/17</text:p>
          </table:table-cell>
          <table:table-cell office:value-type="string" calcext:value-type="string">
            <text:p>Confusing python ‘in’ synta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 days</text:p>
          </table:table-cell>
          <table:table-cell table:number-columns-repeated="1020"/>
        </table:table-row>
        <table:table-row table:style-name="ro2">
          <table:table-cell office:value-type="date" office:date-value="2017-08-03" calcext:value-type="date">
            <text:p>03/08/17</text:p>
          </table:table-cell>
          <table:table-cell office:value-type="string" calcext:value-type="string">
            <text:p>Underestimated complexity of character files</text:p>
          </table:table-cell>
          <table:table-cell office:value-type="string" calcext:value-type="string">
            <text:p>Remove the loading and saving of character files from the scope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2">
          <table:table-cell office:value-type="date" office:date-value="2017-08-07" calcext:value-type="date">
            <text:p>07/08/17</text:p>
          </table:table-cell>
          <table:table-cell office:value-type="string" calcext:value-type="string">
            <text:p>Discovered that there is not enough time to create a campaign sorting system</text:p>
          </table:table-cell>
          <table:table-cell office:value-type="string" calcext:value-type="string">
            <text:p>Remove the campaign based organisation system from the scope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2">
          <table:table-cell office:value-type="date" office:date-value="2017-09-08" calcext:value-type="date">
            <text:p>08/09/17</text:p>
          </table:table-cell>
          <table:table-cell office:value-type="string" calcext:value-type="string">
            <text:p>Discovered that the instructions are not needed</text:p>
          </table:table-cell>
          <table:table-cell office:value-type="string" calcext:value-type="string">
            <text:p>Deleted the instructions task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Sheet1.$A$1" table:cell-range-address="$Sheet1.$A$22" table:range-usable-as="print-range"/>
          <table:named-range table:name="_xlnm.Print_Area_0" table:base-cell-address="$Sheet1.$A$1" table:cell-range-address="$Sheet1.$A$22" table:range-usable-as="print-range"/>
          <table:named-range table:name="_xlnm.Print_Area_0_0" table:base-cell-address="$Sheet1.$A$1" table:cell-range-address="$Sheet1.$A$22"/>
          <table:named-range table:name="_xlnm.Print_Area_0_0_0" table:base-cell-address="$Sheet1.$A$1" table:cell-range-address="$Sheet1.$A$22"/>
          <table:named-range table:name="_xlnm.Print_Area_0_0_0_0" table:base-cell-address="$Sheet1.$A$1" table:cell-range-address="$Sheet1.$A$22"/>
          <table:named-range table:name="_xlnm.Print_Area_0_0_0_0_0" table:base-cell-address="$Sheet1.$A$1" table:cell-range-address="$Sheet1.$A$22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DejaVu Sans" fo:font-family="'DejaVu Sans'" style:font-family-generic="swiss" style:font-name-asian="WenQuanYi Micro Hei" style:font-family-asian="'WenQuanYi Micro Hei'" style:font-family-generic-asian="system" style:font-pitch-asian="variable" style:font-name-complex="DejaVu Sans" style:font-family-complex="'DejaVu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4:29:43</meta:creation-date>
    <meta:initial-creator>openpyxl</meta:initial-creator>
    <dc:language>en-AU</dc:language>
    <dc:date>2017-09-08T09:25:48</dc:date>
    <meta:editing-cycles>10</meta:editing-cycles>
    <meta:editing-duration>PT1H54M</meta:editing-duration>
    <meta:generator>LibreOffice/5.4.0.3$Linux_X86_64 LibreOffice_project/40m0$Build-3</meta:generator>
    <meta:document-statistic meta:table-count="1" meta:cell-count="36" meta:object-count="0"/>
    <meta:user-defined meta:name="AppVersion">2.4</meta:user-defined>
  </office:meta>
</office:document-meta>
</file>